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paragraph-rsid="0015ffad"/>
    </style:style>
    <style:style style:name="P5" style:family="paragraph" style:parent-style-name="Table_20_Contents">
      <style:text-properties officeooo:rsid="0015ffad" officeooo:paragraph-rsid="0015ffad"/>
    </style:style>
    <style:style style:name="P6" style:family="paragraph" style:parent-style-name="Table_20_Contents">
      <style:text-properties officeooo:rsid="00173636" officeooo:paragraph-rsid="00173636"/>
    </style:style>
    <style:style style:name="P7" style:family="paragraph" style:parent-style-name="Table_20_Contents">
      <style:text-properties officeooo:rsid="0026a9d5" officeooo:paragraph-rsid="0017cad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officeooo:paragraph-rsid="0018050d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 style:list-style-name="L1">
      <style:text-properties officeooo:paragraph-rsid="0015ffad"/>
    </style:style>
    <style:style style:name="P12" style:family="paragraph" style:parent-style-name="Table_20_Contents" style:list-style-name="Numerazione_20_UC">
      <style:paragraph-properties fo:margin-left="-0.004cm" fo:margin-right="0.028cm" fo:text-indent="0cm" style:auto-text-indent="false"/>
      <style:text-properties officeooo:rsid="0015ffad" officeooo:paragraph-rsid="0015ffad"/>
    </style:style>
    <style:style style:name="P13" style:family="paragraph" style:parent-style-name="Table_20_Contents" style:list-style-name="Numerazione_20_UC">
      <style:paragraph-properties fo:margin-left="1.251cm" fo:margin-right="0.028cm" fo:text-indent="0cm" style:auto-text-indent="false"/>
      <style:text-properties officeooo:rsid="0015ffad" officeooo:paragraph-rsid="0015ffad"/>
    </style:style>
    <style:style style:name="T1" style:family="text">
      <style:text-properties officeooo:rsid="00115ebb"/>
    </style:style>
    <style:style style:name="T2" style:family="text">
      <style:text-properties officeooo:rsid="0015ffad"/>
    </style:style>
    <style:style style:name="T3" style:family="text">
      <style:text-properties officeooo:rsid="0022d08e"/>
    </style:style>
    <style:style style:name="T4" style:family="text">
      <style:text-properties officeooo:rsid="001fb3ab"/>
    </style:style>
    <style:style style:name="T5" style:family="text">
      <style:text-properties officeooo:rsid="001efd2f"/>
    </style:style>
    <style:style style:name="T6" style:family="text">
      <style:text-properties officeooo:rsid="002493d9"/>
    </style:style>
    <style:style style:name="T7" style:family="text">
      <style:text-properties officeooo:rsid="0017cadf"/>
    </style:style>
    <style:style style:name="T8" style:family="text">
      <style:text-properties fo:font-weight="bold" officeooo:rsid="0017cadf" style:font-weight-asian="bold" style:font-weight-complex="bold"/>
    </style:style>
    <style:style style:name="T9" style:family="text">
      <style:text-properties officeooo:rsid="0018050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2">scheda di un utente con informazioni personal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<text:span text:style-name="T9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3">utente</text:span><text:span text:style-name="T4"> </text:span>accede al sistema e viene <text:span text:style-name="T5">autenticato </text:span><text:span text:style-name="T6">;</text:span></text:p>
            <text:p text:style-name="P7"><text:span text:style-name="T1">L'utente ha effettuato almeno una ricerca avanzata andata a buon fine,</text:span><text:span text:style-name="T2"> con almeno un risultato visualizzato </text:span><text:span text:style-name="T7">(</text:span><text:span text:style-name="T8">include</text:span><text:span text:style-name="T7"> UC_A_23_Ricerca avanzata)</text:span><text:span text:style-name="T1">.</text:span></text:p>
            <text:p text:style-name="P2"><text:span text:style-name="T2">L'utente possiede i </text:span>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13107" text:style-name="Numerazione_20_UC">
              <text:list-header>
                <text:p text:style-name="P12">1. L'utente visualizza i risultati della ricerca e preme sul tasto per visualizzare la scheda dell'utente.</text:p>
                <text:p text:style-name="P12"/>
                <text:p text:style-name="P13">2.Il sistema visualizza la scheda dell'utente con i dati personali di cui l'utente ha i permessi di visualizzare.</text:p>
              </text:list-header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244122" text:style-name="L1">
              <text:list-item>
                <text:p text:style-name="P11"><text:span text:style-name="T2">L'utente non ha i permessi per visualizzare la scheda utente richiest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Accedere alla scheda utente in meno di 5 secondi.</text:p>
          </table:table-cell>
        </table:table-row>
      </table:table>
      <text:p text:style-name="P9"/>
      <text:p text:style-name="P10"><text:span text:style-name="T9">UC_A_47 Visualizzazione scheda di un utente con informazioni persona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9</meta:editing-cycles>
    <meta:generator>LibreOffice/3.6$Windows_x86 LibreOffice_project/da8c1e6-fd468f4-454e206-f42a4a9-143cfd</meta:generator>
    <dc:date>2012-10-22T23:12:42.29</dc:date>
    <meta:document-statistic meta:table-count="1" meta:image-count="0" meta:object-count="0" meta:page-count="1" meta:paragraph-count="20" meta:word-count="135" meta:character-count="919" meta:non-whitespace-character-count="804"/>
  </office:meta>
</office:document-meta>
</file>